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8af8" officeooo:paragraph-rsid="00028af8"/>
    </style:style>
    <style:style style:name="P2" style:family="paragraph" style:parent-style-name="Text_20_body">
      <style:text-properties officeooo:rsid="0004716f" officeooo:paragraph-rsid="0004716f"/>
    </style:style>
    <style:style style:name="P3" style:family="paragraph" style:parent-style-name="Text_20_body">
      <style:text-properties officeooo:rsid="00067df8" officeooo:paragraph-rsid="00067df8"/>
    </style:style>
    <style:style style:name="P4" style:family="paragraph" style:parent-style-name="Text_20_body">
      <style:text-properties officeooo:rsid="0008195a" officeooo:paragraph-rsid="0008195a"/>
    </style:style>
    <style:style style:name="P5" style:family="paragraph" style:parent-style-name="Text_20_body">
      <style:text-properties fo:font-style="normal" officeooo:rsid="000b70e3" officeooo:paragraph-rsid="000b70e3" style:font-style-asian="normal" style:font-style-complex="normal"/>
    </style:style>
    <style:style style:name="P6" style:family="paragraph" style:parent-style-name="Text_20_body">
      <style:text-properties fo:font-style="normal" officeooo:rsid="000caceb" officeooo:paragraph-rsid="000caceb" style:font-style-asian="normal" style:font-style-complex="normal"/>
    </style:style>
    <style:style style:name="P7" style:family="paragraph" style:parent-style-name="Text_20_body">
      <style:text-properties fo:font-style="normal" officeooo:rsid="001016d6" officeooo:paragraph-rsid="0012a7a8" style:font-style-asian="normal" style:font-style-complex="normal"/>
    </style:style>
    <style:style style:name="P8" style:family="paragraph" style:parent-style-name="Text_20_body">
      <style:text-properties fo:font-style="normal" officeooo:rsid="001408a9" officeooo:paragraph-rsid="001408a9" style:font-style-asian="normal" style:font-style-complex="normal"/>
    </style:style>
    <style:style style:name="P9" style:family="paragraph" style:parent-style-name="Text_20_body">
      <style:text-properties fo:font-style="normal" officeooo:rsid="00152a5a" officeooo:paragraph-rsid="00152a5a" style:font-style-asian="normal" style:font-style-complex="normal"/>
    </style:style>
    <style:style style:name="P10" style:family="paragraph" style:parent-style-name="Text_20_body">
      <style:text-properties fo:font-style="normal" officeooo:rsid="001ad797" officeooo:paragraph-rsid="001f9176" style:font-style-asian="normal" style:font-style-complex="normal"/>
    </style:style>
    <style:style style:name="P11" style:family="paragraph" style:parent-style-name="Text_20_body">
      <style:text-properties fo:font-style="normal" officeooo:rsid="001f9176" officeooo:paragraph-rsid="001f9176" style:font-style-asian="normal" style:font-style-complex="normal"/>
    </style:style>
    <style:style style:name="P12" style:family="paragraph" style:parent-style-name="Text_20_body">
      <style:text-properties fo:font-style="normal" officeooo:rsid="002359c6" officeooo:paragraph-rsid="002359c6" style:font-style-asian="normal" style:font-style-complex="normal"/>
    </style:style>
    <style:style style:name="P13" style:family="paragraph" style:parent-style-name="Text_20_body">
      <style:text-properties fo:font-style="normal" officeooo:rsid="002cafa7" officeooo:paragraph-rsid="002dbca3" style:font-style-asian="normal" style:font-style-complex="normal"/>
    </style:style>
    <style:style style:name="P14" style:family="paragraph" style:parent-style-name="Text_20_body">
      <style:text-properties fo:font-style="normal" officeooo:rsid="003140f1" officeooo:paragraph-rsid="003140f1" style:font-style-asian="normal" style:font-style-complex="normal"/>
    </style:style>
    <style:style style:name="P15" style:family="paragraph" style:parent-style-name="Text_20_body">
      <style:text-properties fo:font-style="normal" officeooo:rsid="0038058c" officeooo:paragraph-rsid="0038058c" style:font-style-asian="normal" style:font-style-complex="normal"/>
    </style:style>
    <style:style style:name="P16" style:family="paragraph" style:parent-style-name="Title">
      <style:text-properties officeooo:rsid="00028af8" officeooo:paragraph-rsid="00028af8"/>
    </style:style>
    <style:style style:name="P17" style:family="paragraph" style:parent-style-name="Text_20_body" style:list-style-name="L1">
      <style:text-properties fo:font-style="normal" officeooo:rsid="00152a5a" officeooo:paragraph-rsid="00152a5a" style:font-style-asian="normal" style:font-style-complex="normal"/>
    </style:style>
    <style:style style:name="P18" style:family="paragraph" style:parent-style-name="Text_20_body" style:list-style-name="L2">
      <style:text-properties fo:font-style="normal" officeooo:rsid="00290cea" officeooo:paragraph-rsid="00290cea" style:font-style-asian="normal" style:font-style-complex="normal"/>
    </style:style>
    <style:style style:name="P19" style:family="paragraph" style:parent-style-name="Text_20_body" style:list-style-name="L1">
      <style:text-properties fo:font-style="normal" style:text-underline-style="none" fo:font-weight="normal" officeooo:rsid="00152a5a" officeooo:paragraph-rsid="00152a5a" style:font-style-asian="normal" style:font-weight-asian="normal" style:font-style-complex="normal" style:font-weight-complex="normal"/>
    </style:style>
    <style:style style:name="P20" style:family="paragraph" style:parent-style-name="Text_20_body" style:list-style-name="L3">
      <style:text-properties fo:font-style="normal" style:text-underline-style="none" fo:font-weight="normal" officeooo:rsid="003c1bc5" officeooo:paragraph-rsid="003c1bc5" style:font-style-asian="normal" style:font-weight-asian="normal" style:font-style-complex="normal" style:font-weight-complex="normal"/>
    </style:style>
    <style:style style:name="P21" style:family="paragraph" style:parent-style-name="Text_20_body" style:list-style-name="L3">
      <style:text-properties fo:font-style="normal" style:text-underline-style="none" fo:font-weight="normal" officeooo:rsid="003dc856" officeooo:paragraph-rsid="003dc856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font-style="normal" style:text-underline-style="solid" style:text-underline-width="auto" style:text-underline-color="font-color" officeooo:rsid="001016d6" officeooo:paragraph-rsid="0012a7a8" style:font-style-asian="normal" style:font-style-complex="normal"/>
    </style:style>
    <style:style style:name="P23" style:family="paragraph" style:parent-style-name="Text_20_body">
      <style:text-properties fo:font-style="normal" style:text-underline-style="solid" style:text-underline-width="auto" style:text-underline-color="font-color" officeooo:rsid="0018acec" officeooo:paragraph-rsid="0018acec" style:font-style-asian="normal" style:font-style-complex="normal"/>
    </style:style>
    <style:style style:name="P24" style:family="paragraph" style:parent-style-name="Text_20_body">
      <style:text-properties fo:font-style="normal" style:text-underline-style="solid" style:text-underline-width="auto" style:text-underline-color="font-color" officeooo:rsid="001ad797" officeooo:paragraph-rsid="001f9176" style:font-style-asian="normal" style:font-style-complex="normal"/>
    </style:style>
    <style:style style:name="P25" style:family="paragraph" style:parent-style-name="Text_20_body">
      <style:text-properties fo:font-style="normal" style:text-underline-style="solid" style:text-underline-width="auto" style:text-underline-color="font-color" officeooo:rsid="00290cea" officeooo:paragraph-rsid="00290cea" style:font-style-asian="normal" style:font-style-complex="normal"/>
    </style:style>
    <style:style style:name="P26" style:family="paragraph" style:parent-style-name="Text_20_body">
      <style:text-properties fo:font-style="normal" style:text-underline-style="solid" style:text-underline-width="auto" style:text-underline-color="font-color" officeooo:rsid="002fb20e" officeooo:paragraph-rsid="002fb20e" style:font-style-asian="normal" style:font-style-complex="normal"/>
    </style:style>
    <style:style style:name="P27" style:family="paragraph" style:parent-style-name="Text_20_body" style:list-style-name="L2">
      <style:text-properties officeooo:paragraph-rsid="00290cea"/>
    </style:style>
    <style:style style:name="P28" style:family="paragraph" style:parent-style-name="Text_20_body" style:list-style-name="L3">
      <style:text-properties officeooo:paragraph-rsid="00393ac5"/>
    </style:style>
    <style:style style:name="P29" style:family="paragraph" style:parent-style-name="Text_20_body" style:list-style-name="L3">
      <style:text-properties officeooo:paragraph-rsid="003c1bc5"/>
    </style:style>
    <style:style style:name="P30" style:family="paragraph" style:parent-style-name="Text_20_body">
      <style:text-properties style:text-underline-style="solid" style:text-underline-width="auto" style:text-underline-color="font-color" officeooo:rsid="00061874" officeooo:paragraph-rsid="00061874"/>
    </style:style>
    <style:style style:name="P31" style:family="paragraph" style:parent-style-name="Text_20_body">
      <style:text-properties style:text-underline-style="solid" style:text-underline-width="auto" style:text-underline-color="font-color" officeooo:rsid="001a61db" officeooo:paragraph-rsid="001a61db"/>
    </style:style>
    <style:style style:name="P32" style:family="paragraph" style:parent-style-name="Text_20_body">
      <style:text-properties style:text-underline-style="solid" style:text-underline-width="auto" style:text-underline-color="font-color" fo:font-weight="normal" officeooo:paragraph-rsid="00393ac5" style:font-weight-asian="normal" style:font-weight-complex="normal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00b70e3" style:font-style-asian="italic" style:font-style-complex="italic"/>
    </style:style>
    <style:style style:name="T3" style:family="text">
      <style:text-properties fo:font-style="italic" style:text-underline-style="none" officeooo:rsid="000d78a3" style:font-style-asian="italic" style:font-style-complex="italic"/>
    </style:style>
    <style:style style:name="T4" style:family="text">
      <style:text-properties fo:font-style="italic" style:text-underline-style="none" officeooo:rsid="000e0d62" style:font-style-asian="italic" style:font-style-complex="italic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0a086c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0b70e3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b96e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0ee082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14c151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207df7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23b5e5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25d1bc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290cea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7d0b69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031700d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0322636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fo:font-weight="bold" officeooo:rsid="0033a585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officeooo:rsid="00348426" style:font-style-asian="italic" style:font-weight-asian="bold" style:font-style-complex="italic" style:font-weight-complex="bold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207df7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23b5e5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240e04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25d1bc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278795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2dbca3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31700d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322636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33a585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348426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359dc6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7d0b6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solid" style:text-underline-width="auto" style:text-underline-color="font-color" officeooo:rsid="000a4370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0a086c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officeooo:rsid="000b96eb"/>
    </style:style>
    <style:style style:name="T39" style:family="text">
      <style:text-properties style:text-underline-style="none" officeooo:rsid="000d78a3"/>
    </style:style>
    <style:style style:name="T40" style:family="text">
      <style:text-properties style:text-underline-style="none" officeooo:rsid="000e0d62"/>
    </style:style>
    <style:style style:name="T41" style:family="text">
      <style:text-properties style:text-underline-style="none" officeooo:rsid="000ee082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14c151" style:font-weight-asian="normal" style:font-weight-complex="normal"/>
    </style:style>
    <style:style style:name="T44" style:family="text">
      <style:text-properties style:text-underline-style="none" fo:font-weight="normal" officeooo:rsid="0015c081" style:font-weight-asian="normal" style:font-weight-complex="normal"/>
    </style:style>
    <style:style style:name="T45" style:family="text">
      <style:text-properties style:text-underline-style="none" fo:font-weight="normal" officeooo:rsid="0016ea07" style:font-weight-asian="normal" style:font-weight-complex="normal"/>
    </style:style>
    <style:style style:name="T46" style:family="text">
      <style:text-properties style:text-underline-style="none" fo:font-weight="normal" officeooo:rsid="001ed923" style:font-weight-asian="normal" style:font-weight-complex="normal"/>
    </style:style>
    <style:style style:name="T47" style:family="text">
      <style:text-properties style:text-underline-style="none" fo:font-weight="normal" officeooo:rsid="001f00b5" style:font-weight-asian="normal" style:font-weight-complex="normal"/>
    </style:style>
    <style:style style:name="T48" style:family="text">
      <style:text-properties style:text-underline-style="none" fo:font-weight="normal" officeooo:rsid="00207df7" style:font-weight-asian="normal" style:font-weight-complex="normal"/>
    </style:style>
    <style:style style:name="T49" style:family="text">
      <style:text-properties style:text-underline-style="none" fo:font-weight="normal" officeooo:rsid="00220e62" style:font-weight-asian="normal" style:font-weight-complex="normal"/>
    </style:style>
    <style:style style:name="T50" style:family="text">
      <style:text-properties style:text-underline-style="none" fo:font-weight="normal" officeooo:rsid="0023b5e5" style:font-weight-asian="normal" style:font-weight-complex="normal"/>
    </style:style>
    <style:style style:name="T51" style:family="text">
      <style:text-properties style:text-underline-style="none" fo:font-weight="normal" officeooo:rsid="00240e04" style:font-weight-asian="normal" style:font-weight-complex="normal"/>
    </style:style>
    <style:style style:name="T52" style:family="text">
      <style:text-properties style:text-underline-style="none" fo:font-weight="normal" officeooo:rsid="0025d1bc" style:font-weight-asian="normal" style:font-weight-complex="normal"/>
    </style:style>
    <style:style style:name="T53" style:family="text">
      <style:text-properties style:text-underline-style="none" fo:font-weight="normal" officeooo:rsid="0025d6c0" style:font-weight-asian="normal" style:font-weight-complex="normal"/>
    </style:style>
    <style:style style:name="T54" style:family="text">
      <style:text-properties style:text-underline-style="none" fo:font-weight="normal" officeooo:rsid="00278795" style:font-weight-asian="normal" style:font-weight-complex="normal"/>
    </style:style>
    <style:style style:name="T55" style:family="text">
      <style:text-properties style:text-underline-style="none" fo:font-weight="normal" officeooo:rsid="0028bb42" style:font-weight-asian="normal" style:font-weight-complex="normal"/>
    </style:style>
    <style:style style:name="T56" style:family="text">
      <style:text-properties style:text-underline-style="none" fo:font-weight="normal" officeooo:rsid="0029f207" style:font-weight-asian="normal" style:font-weight-complex="normal"/>
    </style:style>
    <style:style style:name="T57" style:family="text">
      <style:text-properties style:text-underline-style="none" fo:font-weight="normal" officeooo:rsid="002a8e5b" style:font-weight-asian="normal" style:font-weight-complex="normal"/>
    </style:style>
    <style:style style:name="T58" style:family="text">
      <style:text-properties style:text-underline-style="none" fo:font-weight="normal" officeooo:rsid="002c809a" style:font-weight-asian="normal" style:font-weight-complex="normal"/>
    </style:style>
    <style:style style:name="T59" style:family="text">
      <style:text-properties style:text-underline-style="none" fo:font-weight="normal" officeooo:rsid="002dbca3" style:font-weight-asian="normal" style:font-weight-complex="normal"/>
    </style:style>
    <style:style style:name="T60" style:family="text">
      <style:text-properties style:text-underline-style="none" fo:font-weight="normal" officeooo:rsid="0031700d" style:font-weight-asian="normal" style:font-weight-complex="normal"/>
    </style:style>
    <style:style style:name="T61" style:family="text">
      <style:text-properties style:text-underline-style="none" fo:font-weight="normal" officeooo:rsid="00322636" style:font-weight-asian="normal" style:font-weight-complex="normal"/>
    </style:style>
    <style:style style:name="T62" style:family="text">
      <style:text-properties style:text-underline-style="none" fo:font-weight="normal" officeooo:rsid="0033a585" style:font-weight-asian="normal" style:font-weight-complex="normal"/>
    </style:style>
    <style:style style:name="T63" style:family="text">
      <style:text-properties style:text-underline-style="none" fo:font-weight="normal" officeooo:rsid="005d0136" style:font-weight-asian="normal" style:font-weight-complex="normal"/>
    </style:style>
    <style:style style:name="T64" style:family="text">
      <style:text-properties style:text-underline-style="none" fo:font-weight="normal" officeooo:rsid="00745c78" style:font-weight-asian="normal" style:font-weight-complex="normal"/>
    </style:style>
    <style:style style:name="T65" style:family="text">
      <style:text-properties style:text-underline-style="none" fo:font-weight="normal" officeooo:rsid="007d0b69" style:font-weight-asian="normal" style:font-weight-complex="normal"/>
    </style:style>
    <style:style style:name="T66" style:family="text">
      <style:text-properties style:text-underline-style="none" fo:font-weight="normal" officeooo:rsid="0081e813" style:font-weight-asian="normal" style:font-weight-complex="normal"/>
    </style:style>
    <style:style style:name="T67" style:family="text">
      <style:text-properties style:text-underline-style="none" officeooo:rsid="004e3a74"/>
    </style:style>
    <style:style style:name="T68" style:family="text">
      <style:text-properties style:text-underline-style="none" officeooo:rsid="0052724c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fo:font-style="normal" style:text-underline-style="none" style:font-style-asian="normal" style:font-style-complex="normal"/>
    </style:style>
    <style:style style:name="T71" style:family="text">
      <style:text-properties fo:font-style="normal" style:text-underline-style="none" officeooo:rsid="0005f5f5" style:font-style-asian="normal" style:font-style-complex="normal"/>
    </style:style>
    <style:style style:name="T72" style:family="text">
      <style:text-properties fo:font-style="normal" style:text-underline-style="none" officeooo:rsid="0005f74d" style:font-style-asian="normal" style:font-style-complex="normal"/>
    </style:style>
    <style:style style:name="T73" style:family="text">
      <style:text-properties fo:font-style="normal" style:text-underline-style="none" officeooo:rsid="000a086c" style:font-style-asian="normal" style:font-style-complex="normal"/>
    </style:style>
    <style:style style:name="T74" style:family="text">
      <style:text-properties fo:font-style="normal" style:text-underline-style="none" officeooo:rsid="000a4370" style:font-style-asian="normal" style:font-style-complex="normal"/>
    </style:style>
    <style:style style:name="T75" style:family="text">
      <style:text-properties fo:font-style="normal" style:text-underline-style="none" officeooo:rsid="000b70e3" style:font-style-asian="normal" style:font-style-complex="normal"/>
    </style:style>
    <style:style style:name="T76" style:family="text">
      <style:text-properties fo:font-style="normal" style:text-underline-style="none" officeooo:rsid="0090135b" style:font-style-asian="normal" style:font-style-complex="normal"/>
    </style:style>
    <style:style style:name="T77" style:family="text">
      <style:text-properties fo:font-style="normal" style:text-underline-style="none" officeooo:rsid="00393ac5" style:font-style-asian="normal" style:font-style-complex="normal"/>
    </style:style>
    <style:style style:name="T78" style:family="text">
      <style:text-properties fo:font-style="normal" style:text-underline-style="none" fo:font-weight="normal" officeooo:rsid="00393ac5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3b1a64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3c1bc5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290cea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2c809a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79d181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7ca117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bold" officeooo:rsid="00393ac5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none" fo:font-weight="bold" officeooo:rsid="0090135b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05f74d" style:font-style-asian="normal" style:font-style-complex="normal"/>
    </style:style>
    <style:style style:name="T89" style:family="text">
      <style:text-properties fo:font-style="normal" officeooo:rsid="001cd397" style:font-style-asian="normal" style:font-style-complex="normal"/>
    </style:style>
    <style:style style:name="T90" style:family="text">
      <style:text-properties fo:font-style="normal" officeooo:rsid="0090135b" style:font-style-asian="normal" style:font-style-complex="normal"/>
    </style:style>
    <style:style style:name="T91" style:family="text">
      <style:text-properties fo:font-style="normal" officeooo:rsid="00393ac5" style:font-style-asian="normal" style:font-style-complex="normal"/>
    </style:style>
    <style:style style:name="T92" style:family="text">
      <style:text-properties fo:font-style="normal" style:text-underline-style="solid" style:text-underline-width="auto" style:text-underline-color="font-color" officeooo:rsid="000a4370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00e0d62"/>
    </style:style>
    <style:style style:name="T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fo:font-weight="normal" officeooo:rsid="000ee082" style:font-weight-asian="normal" style:font-weight-complex="normal"/>
    </style:style>
    <style:style style:name="T96" style:family="text">
      <style:text-properties style:text-underline-style="solid" style:text-underline-width="auto" style:text-underline-color="font-color" fo:font-weight="normal" officeooo:rsid="00207df7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025d1bc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0278795" style:font-weight-asian="normal" style:font-weight-complex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14c151" style:font-weight-asian="normal" style:font-weight-complex="normal"/>
    </style:style>
    <style:style style:name="T101" style:family="text">
      <style:text-properties fo:font-weight="normal" officeooo:rsid="001e2c9d" style:font-weight-asian="normal" style:font-weight-complex="normal"/>
    </style:style>
    <style:style style:name="T102" style:family="text">
      <style:text-properties fo:font-weight="normal" officeooo:rsid="0016ea07" style:font-weight-asian="normal" style:font-weight-complex="normal"/>
    </style:style>
    <style:style style:name="T103" style:family="text">
      <style:text-properties fo:font-weight="normal" officeooo:rsid="001ed923" style:font-weight-asian="normal" style:font-weight-complex="normal"/>
    </style:style>
    <style:style style:name="T104" style:family="text">
      <style:text-properties fo:font-weight="normal" officeooo:rsid="0028bb42" style:font-weight-asian="normal" style:font-weight-complex="normal"/>
    </style:style>
    <style:style style:name="T105" style:family="text">
      <style:text-properties fo:font-weight="normal" officeooo:rsid="002dbca3" style:font-weight-asian="normal" style:font-weight-complex="normal"/>
    </style:style>
    <style:style style:name="T106" style:family="text">
      <style:text-properties officeooo:rsid="000ee082"/>
    </style:style>
    <style:style style:name="T107" style:family="text">
      <style:text-properties officeooo:rsid="0012a7a8"/>
    </style:style>
    <style:style style:name="T108" style:family="text">
      <style:text-properties officeooo:rsid="0079d181"/>
    </style:style>
    <style:style style:name="T109" style:family="text">
      <style:text-properties officeooo:rsid="008c01b9"/>
    </style:style>
    <style:style style:name="T110" style:family="text">
      <style:text-properties officeooo:rsid="008ff1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Virtualization</text:p>
      <text:p text:style-name="P1">Abstraction: The process</text:p>
      <text:p text:style-name="P31">4.0 <text:span text:style-name="T110">Introduction</text:span></text:p>
      <text:p text:style-name="P2">One of the fundamental abstractions that the OS enables for the users is the <text:span text:style-name="T5">process</text:span><text:span text:style-name="T70">, </text:span><text:span text:style-name="T71">basically a running program.</text:span><text:span text:style-name="T72"> A typical system will run hundereds of processes at the same time.</text:span></text:p>
      <text:p text:style-name="P30"><text:span text:style-name="T88">P</text:span><text:span text:style-name="T87">roblem: Ho do we provide the illusion of many CPUs?</text:span></text:p>
      <text:p text:style-name="P3"><text:span text:style-name="T70">The OS creates an illusion by </text:span><text:span text:style-name="T5">viritualizing the CPU</text:span><text:span text:style-name="T70"> (e.g. only 1 physical) and running a process, stopping it and running another and so on. This basic technique is called </text:span><text:span text:style-name="T5">time sharing</text:span><text:span text:style-name="T1"> </text:span><text:span text:style-name="T70">and thus, a users can run as many concurrent processes as they would like. </text:span></text:p>
      <text:p text:style-name="P31"><text:span text:style-name="T87">4.1 </text:span><text:span text:style-name="T89">Abstraction – A process</text:span></text:p>
      <text:p text:style-name="P4"><text:span text:style-name="T70">Viritualization is implemented with </text:span><text:span text:style-name="T1">high level machinery</text:span><text:span text:style-name="T70"> called </text:span><text:span text:style-name="T5">mechanisms</text:span><text:span text:style-name="T70"> and some </text:span><text:span text:style-name="T1">high level intelligence</text:span><text:span text:style-name="T70"> called </text:span><text:span text:style-name="T5">policies</text:span><text:span text:style-name="T70">. </text:span><text:span text:style-name="T73">An examples of a </text:span><text:span text:style-name="T33">time-sharing</text:span><text:span text:style-name="T92"> </text:span><text:span text:style-name="T34">mechanism</text:span><text:span text:style-name="T73"> used in all modern PCs is the </text:span><text:span text:style-name="T6">context switch</text:span><text:span text:style-name="T73">, which gives the ability to stop one process and start another. </text:span><text:span text:style-name="T74">Policies are algoriths for making some decision within the OS. </text:span><text:span text:style-name="T75">An example of a policy is the one determining which program to run, a </text:span><text:span text:style-name="T7">scheduling policy</text:span><text:span text:style-name="T2">.</text:span></text:p>
      <text:p text:style-name="P5"><text:span text:style-name="T37">To understand what a process constitutes of, we need to understand its </text:span><text:span text:style-name="T5">machine state</text:span><text:span text:style-name="T37">. </text:span><text:span text:style-name="T38">The memory of a </text:span><text:span text:style-name="T8">process</text:span><text:span text:style-name="T38"> is called its </text:span><text:span text:style-name="T8">address space</text:span><text:span text:style-name="T38">. </text:span></text:p>
      <text:p text:style-name="P6"><text:span text:style-name="T38">A</text:span><text:span text:style-name="T37">n important part of the machine state of a process is the </text:span><text:span text:style-name="T5">registers</text:span><text:span text:style-name="T37">. Important registers is the </text:span><text:span text:style-name="T5">program counter (PC)</text:span><text:span text:style-name="T37">, sometimes called the </text:span><text:span text:style-name="T1">instruction pointer (IP), </text:span><text:span text:style-name="T5">stack pointer</text:span><text:span text:style-name="T1"> </text:span><text:span text:style-name="T37">and </text:span><text:span text:style-name="T5">frame pointer</text:span><text:span text:style-name="T37">. </text:span><text:span text:style-name="T39">The instruction pointer tells us which instruction of the program that is </text:span><text:span text:style-name="T3">currently executin</text:span><text:span text:style-name="T4">g</text:span><text:span text:style-name="T40">. The stack pointer and the fram</text:span><text:span text:style-name="T67">e</text:span><text:span text:style-name="T40"> pointer are used to </text:span><text:span text:style-name="T93">manage the stack</text:span><text:span text:style-name="T40">. </text:span><text:span text:style-name="T41">Programs often access persistent storage devices, such </text:span><text:span text:style-name="T68">as </text:span><text:span text:style-name="T9">I/O information</text:span><text:span text:style-name="T41"> might include a </text:span><text:span text:style-name="T95">list of the files</text:span><text:span text:style-name="T41"> the process currently has opened. </text:span></text:p>
      <text:p text:style-name="P22"><text:span text:style-name="T106">I</text:span>mportant takeaway<text:span text:style-name="T107">s:</text:span> </text:p>
      <text:p text:style-name="P7"><text:span text:style-name="T5">space sharing </text:span><text:span text:style-name="T42">is the couter part of time sharing where a resource is divided (in space), e.g. a block assigned to a file. Normally, the block won’t be used by another block until the file is deleted. </text:span></text:p>
      <text:p text:style-name="P8"><text:span text:style-name="T42">To maintain </text:span><text:span text:style-name="T5">modularity, </text:span><text:span text:style-name="T20">mechanisms</text:span><text:span text:style-name="T42"> and </text:span><text:span text:style-name="T20">policies</text:span><text:span text:style-name="T42"> are separated from each other. Then, a policy change can be made without having to reform the mechanisms. </text:span><text:span text:style-name="T10">Modularity</text:span><text:span text:style-name="T43"> is a general software design and is particular important while designing and bulding operating systems. </text:span></text:p>
      <text:p text:style-name="P23"><text:span text:style-name="T100">4.</text:span><text:span text:style-name="T99">2 </text:span><text:span text:style-name="T101">Process API</text:span></text:p>
      <text:p text:style-name="P9"><text:span text:style-name="T43">I</text:span><text:span text:style-name="T42">n any modern operating system, an interface (process API) including the following must exist: </text:span></text:p>
      <text:list xml:id="list3668814182" text:style-name="L1">
        <text:list-item>
          <text:p text:style-name="P19">Create (To create new processes) </text:p>
        </text:list-item>
        <text:list-item>
          <text:p text:style-name="P19">Destroy (To halt, killl or destroy processes)</text:p>
        </text:list-item>
        <text:list-item>
          <text:p text:style-name="P19">Wait (To wait for a process to stop running)</text:p>
        </text:list-item>
        <text:list-item>
          <text:p text:style-name="P17"><text:span text:style-name="T42">Miscellaneous Control </text:span><text:span text:style-name="T44">(Other than kill or wait, method to suspend and resume the process)</text:span></text:p>
        </text:list-item>
        <text:list-item>
          <text:p text:style-name="P17"><text:soft-page-break/><text:span text:style-name="T42">Status </text:span><text:span text:style-name="T45">(To get some information about a process)</text:span></text:p>
        </text:list-item>
      </text:list>
      <text:p text:style-name="P24"><text:span text:style-name="T102">4.</text:span><text:span text:style-name="T99">3 </text:span><text:span text:style-name="T103">Process Creation: A Little More Detail</text:span></text:p>
      <text:p text:style-name="P10"><text:span text:style-name="T46">L</text:span><text:span text:style-name="T47">oad its code and static data into memory (into the address space of the process). </text:span><text:span text:style-name="T49">Usually from disk to memory. </text:span></text:p>
      <text:p text:style-name="P11"><text:span text:style-name="T42">Early and simple O</text:span><text:span text:style-name="T63">S’s,</text:span><text:span text:style-name="T42"> the loading process of a program is done </text:span><text:span text:style-name="T5">eagerly</text:span><text:span text:style-name="T42"> (all at once before), but in modern OS perform the loading process </text:span><text:span text:style-name="T5">lazily</text:span><text:span text:style-name="T42"> (loading data only as it is needed). </text:span><text:span text:style-name="T96">Lazy loading</text:span><text:span text:style-name="T48"> is built upon the mahinery of </text:span><text:span text:style-name="T11">paging</text:span><text:span text:style-name="T21"> </text:span><text:span text:style-name="T48">and </text:span><text:span text:style-name="T11">swapping</text:span><text:span text:style-name="T48">. </text:span></text:p>
      <text:p text:style-name="P12"><text:span text:style-name="T48">B</text:span><text:span text:style-name="T42">efore running the process, the OS must allocate memory for the program’s </text:span><text:span text:style-name="T20">run-time stack</text:span><text:span text:style-name="T42">, often just </text:span><text:span text:style-name="T5">stack</text:span><text:span text:style-name="T42">. </text:span><text:span text:style-name="T50">C programs uses the stack for </text:span><text:span text:style-name="T22">local variables</text:span><text:span text:style-name="T50">, </text:span><text:span text:style-name="T22">function paramters</text:span><text:span text:style-name="T50">, </text:span><text:span text:style-name="T22">return addresses</text:span><text:span text:style-name="T50"> etc. The OS may also allocate some memory for the </text:span><text:span text:style-name="T22">heap. </text:span><text:span text:style-name="T50">In C, a </text:span><text:span text:style-name="T12">heap</text:span><text:span text:style-name="T22"> </text:span><text:span text:style-name="T50">is an area used for </text:span><text:span text:style-name="T22">explicitly</text:span><text:span text:style-name="T50"> </text:span><text:span text:style-name="T22">requested dynamically-allocated data</text:span><text:span text:style-name="T50">. The </text:span><text:span text:style-name="T12">heap</text:span><text:span text:style-name="T50"> is needed for </text:span><text:span text:style-name="T22">data structures</text:span><text:span text:style-name="T50"> such as </text:span><text:span text:style-name="T22">linked lists, hash tables, trees</text:span><text:span text:style-name="T50"> and more. </text:span><text:span text:style-name="T51">OS will do other initalization tasks, particularly as related to <text:s/></text:span><text:span text:style-name="T23">input/output (I/O)</text:span><text:span text:style-name="T51">. </text:span><text:span text:style-name="T52">In Unix systems, a </text:span><text:span text:style-name="T13">process</text:span><text:span text:style-name="T52"> has </text:span><text:span text:style-name="T97">three</text:span><text:span text:style-name="T52"> open </text:span><text:span text:style-name="T13">file descriptors</text:span><text:span text:style-name="T52"> (</text:span><text:span text:style-name="T24">input, output and error</text:span><text:span text:style-name="T52">). </text:span><text:span text:style-name="T53">These descriptors let the program easily read input from the terminal and print output to the screen. </text:span><text:span text:style-name="T54">When all the above is fulfilled, the process will jump to the </text:span><text:span text:style-name="T25">main()-routine, </text:span><text:span text:style-name="T54">and </text:span><text:span text:style-name="T64">the </text:span><text:span text:style-name="T54">OS will </text:span><text:span text:style-name="T98">transfer control</text:span><text:span text:style-name="T54"> of the CPU to the newly-created process, </text:span><text:span text:style-name="T55">program begins its execution. </text:span></text:p>
      <text:p text:style-name="P25"><text:span text:style-name="T104">4.</text:span><text:span text:style-name="T99">4 Process states (see diagram)</text:span></text:p>
      <text:list xml:id="list151038329" text:style-name="L2">
        <text:list-item>
          <text:p text:style-name="P18"><text:span text:style-name="T5">Running</text:span><text:span text:style-name="T42"> </text:span><text:span text:style-name="T56">(Executing instructions</text:span><text:span text:style-name="T58">)</text:span></text:p>
        </text:list-item>
        <text:list-item>
          <text:p text:style-name="P18"><text:span text:style-name="T5">Ready</text:span><text:span text:style-name="T42"> </text:span><text:span text:style-name="T57">(Ready to run but not yet chosen by the OS)</text:span></text:p>
        </text:list-item>
        <text:list-item>
          <text:p text:style-name="P27"><text:span text:style-name="T14">Blocked</text:span><text:span text:style-name="T81"> </text:span><text:span text:style-name="T82">(</text:span><text:span text:style-name="T83">Blocked</text:span><text:span text:style-name="T82">, not ready to run until some other event takes place e.g. I/O operations</text:span><text:span text:style-name="T84">)</text:span></text:p>
        </text:list-item>
      </text:list>
      <text:p text:style-name="P13"><text:span text:style-name="T58">I</text:span><text:span text:style-name="T42">f a process is moved from the state Running to Ready, the process has been </text:span><text:span text:style-name="T20">descheduled</text:span><text:span text:style-name="T42">.</text:span></text:p>
      <text:p text:style-name="P13"><text:span text:style-name="T59">What processes to run in what situations are detemined by the OS </text:span><text:span text:style-name="T26">scheduler</text:span><text:span text:style-name="T59">. </text:span></text:p>
      <text:p text:style-name="P26"><text:span text:style-name="T105">4.</text:span><text:span text:style-name="T99">5 Data Structures</text:span></text:p>
      <text:p text:style-name="P14"><text:span text:style-name="T42">The OS must keep track of </text:span><text:span text:style-name="T5">blocked</text:span><text:span text:style-name="T42">, </text:span><text:span text:style-name="T5">running </text:span><text:span text:style-name="T42">and </text:span><text:span text:style-name="T5">read</text:span><text:span text:style-name="T15">y</text:span><text:span text:style-name="T42"> processes. </text:span><text:span text:style-name="T94">This is done in a </text:span><text:span text:style-name="T36">process list</text:span><text:span text:style-name="T94">.</text:span><text:span text:style-name="T42"> </text:span><text:span text:style-name="T60">For a stopped process, there is a </text:span><text:span text:style-name="T16">register context</text:span><text:span text:style-name="T27"> </text:span><text:span text:style-name="T60">holding its the contents of its </text:span><text:span text:style-name="T27">registers</text:span><text:span text:style-name="T60">. </text:span><text:span text:style-name="T61">This is used when the OS is swi</text:span><text:span text:style-name="T66">t</text:span><text:span text:style-name="T61">ching between processes, called </text:span><text:span text:style-name="T17">context switch</text:span><text:span text:style-name="T61">. </text:span><text:span text:style-name="T62">Additional process states that an OS can have is </text:span><text:span text:style-name="T18">initial state</text:span><text:span text:style-name="T29"> </text:span><text:span text:style-name="T30">(</text:span><text:span text:style-name="T19">creation state</text:span><text:span text:style-name="T30">) </text:span><text:span text:style-name="T62">and </text:span><text:span text:style-name="T18">final state</text:span><text:span text:style-name="T29"> (in Unix, </text:span><text:span text:style-name="T18">zombie state</text:span><text:span text:style-name="T29"> </text:span><text:span text:style-name="T31">[exited but not cleaned up]</text:span><text:span text:style-name="T29">)</text:span><text:span text:style-name="T62">. </text:span></text:p>
      <text:p text:style-name="P15"><text:span text:style-name="T62">O</text:span><text:span text:style-name="T42">S has some very </text:span><text:span text:style-name="T94">important data structure</text:span><text:span text:style-name="T42">, the first one is the </text:span><text:span text:style-name="T5">process list</text:span><text:span text:style-name="T42">, also called </text:span><text:span text:style-name="T5">task list</text:span><text:span text:style-name="T42">. The </text:span><text:span text:style-name="T94">individual structure</text:span><text:span text:style-name="T42"> which stores information about a process is called </text:span><text:span text:style-name="T5">Process Control Block (PCB)</text:span><text:span text:style-name="T20">, </text:span><text:span text:style-name="T42">this kind of structure is sometimes called a </text:span><text:span text:style-name="T5">process descriptor</text:span><text:span text:style-name="T42">. </text:span></text:p>
      <text:p text:style-name="P32"><text:span text:style-name="T90">4.6 </text:span><text:span text:style-name="T91">Summary</text:span></text:p>
      <text:list xml:id="list1689476942" text:style-name="L3">
        <text:list-item>
          <text:p text:style-name="P28"><text:span text:style-name="T78">Process: address space, instruction pointer, stack pointer, frame pointer, </text:span><text:span text:style-name="T79">I/O info, register content</text:span></text:p>
        </text:list-item>
        <text:list-item>
          <text:p text:style-name="P29"><text:span text:style-name="T79">P</text:span><text:span text:style-name="T80">rocess API (create, destroy, wait etc)</text:span></text:p>
        </text:list-item>
        <text:list-item>
          <text:p text:style-name="P20">Process states (running, ready, blocked)</text:p>
        </text:list-item>
        <text:list-item>
          <text:p text:style-name="P21">Process list or a process descriptor, entries in the list are called prrocess control block (PCB<text:span text:style-name="T109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8:58:37.694726580</meta:creation-date>
    <dc:date>2021-01-05T14:21:30.278908429</dc:date>
    <meta:editing-duration>PT4H12M27S</meta:editing-duration>
    <meta:editing-cycles>137</meta:editing-cycles>
    <meta:generator>LibreOffice/6.4.6.2$Linux_X86_64 LibreOffice_project/40$Build-2</meta:generator>
    <meta:document-statistic meta:table-count="0" meta:image-count="0" meta:object-count="0" meta:page-count="2" meta:paragraph-count="38" meta:word-count="856" meta:character-count="5156" meta:non-whitespace-character-count="4334"/>
  </office:meta>
</office:document-meta>
</file>